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Un mirroir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Une vach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e petite maiso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Fé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château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tour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Sorcière Méchant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Nai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Gé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ours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